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0.635cm" svg:y="1.905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8.255cm" svg:y="1.905cm">
          <text:p text:style-name="P1"><text:span text:style-name="T1">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4.445cm" svg:y="5.715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2.065cm" svg:y="5.715cm">
          <text:p text:style-name="P1"><text:span text:style-name="T1">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0.635cm" svg:y="9.525cm">
          <text:p text:style-name="P1"><text:span text:style-name="T1">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8.255cm" svg:y="9.525cm">
          <text:p text:style-name="P1"><text:span text:style-name="T1">wh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175cm" svg:y1="2.54cm" svg:x2="8.255cm" svg:y2="2.54cm">
          <text:p/>
        </draw:line>
        <draw:frame draw:style-name="gr3" draw:text-style-name="P3" draw:layer="layout" svg:width="4.265cm" svg:height="0.954cm" svg:x="3.492cm" svg:y="1.587cm">
          <draw:text-box>
            <text:p><text:span text:style-name="T1">property shape</text:span></text:p>
          </draw:text-box>
        </draw:frame>
        <draw:line draw:style-name="gr2" draw:text-style-name="P1" draw:layer="layout" svg:x1="6.985cm" svg:y1="6.349cm" svg:x2="12.065cm" svg:y2="6.349cm">
          <text:p/>
        </draw:line>
        <draw:frame draw:style-name="gr3" draw:text-style-name="P3" draw:layer="layout" svg:width="4.265cm" svg:height="0.954cm" svg:x="7.302cm" svg:y="5.396cm">
          <draw:text-box>
            <text:p><text:span text:style-name="T1">property shape</text:span></text:p>
          </draw:text-box>
        </draw:frame>
        <draw:line draw:style-name="gr2" draw:text-style-name="P1" draw:layer="layout" svg:x1="3.175cm" svg:y1="10.159cm" svg:x2="8.255cm" svg:y2="10.159cm">
          <text:p/>
        </draw:line>
        <draw:frame draw:style-name="gr3" draw:text-style-name="P3" draw:layer="layout" svg:width="4.126cm" svg:height="0.954cm" svg:x="3.492cm" svg:y="9.206cm">
          <draw:text-box>
            <text:p><text:span text:style-name="T1">property color</text:span></text:p>
          </draw:text-box>
        </draw:frame>
        <draw:line draw:style-name="gr2" draw:text-style-name="P1" draw:layer="layout" svg:x1="1.905cm" svg:y1="3.175cm" svg:x2="1.905cm" svg:y2="9.525cm">
          <text:p/>
        </draw:line>
        <draw:line draw:style-name="gr2" draw:text-style-name="P1" draw:layer="layout" svg:x1="4.762cm" svg:y1="6.826cm" svg:x2="2.857cm" svg:y2="9.683cm">
          <text:p/>
        </draw:line>
        <draw:frame draw:style-name="gr3" draw:text-style-name="P3" draw:layer="layout" svg:width="3.364cm" svg:height="1.657cm" svg:x="1.874cm" svg:y="4.851cm">
          <draw:text-box>
            <text:p><text:span text:style-name="T1">preposition</text:span></text:p>
            <text:p><text:span text:style-name="T1">on</text:span></text:p>
          </draw:text-box>
        </draw:frame>
        <draw:frame draw:style-name="gr4" draw:text-style-name="P3" draw:layer="layout" svg:width="3.364cm" svg:height="1.657cm" svg:x="3.938cm" svg:y="7.461cm">
          <draw:text-box>
            <text:p><text:span text:style-name="T1">preposition</text:span></text:p>
            <text:p><text:span text:style-name="T1">on</text:span></text:p>
          </draw:text-box>
        </draw:frame>
        <draw:custom-shape draw:style-name="gr1" draw:text-style-name="P2" draw:layer="layout" svg:width="2.54cm" svg:height="1.27cm" svg:x="15.875cm" svg:y="1.905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23.495cm" svg:y="1.905cm">
          <text:p text:style-name="P1"><text:span text:style-name="T1">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9.685cm" svg:y="5.715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27.305cm" svg:y="5.715cm">
          <text:p text:style-name="P1"><text:span text:style-name="T1">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5.875cm" svg:y="9.525cm">
          <text:p text:style-name="P1"><text:span text:style-name="T1">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23.495cm" svg:y="9.525cm">
          <text:p text:style-name="P1"><text:span text:style-name="T1">wh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415cm" svg:y1="2.54cm" svg:x2="23.495cm" svg:y2="2.54cm">
          <text:p/>
        </draw:line>
        <draw:frame draw:style-name="gr3" draw:text-style-name="P3" draw:layer="layout" svg:width="4.265cm" svg:height="0.954cm" svg:x="18.732cm" svg:y="1.587cm">
          <draw:text-box>
            <text:p><text:span text:style-name="T1">property shape</text:span></text:p>
          </draw:text-box>
        </draw:frame>
        <draw:line draw:style-name="gr2" draw:text-style-name="P1" draw:layer="layout" svg:x1="22.225cm" svg:y1="6.349cm" svg:x2="27.305cm" svg:y2="6.349cm">
          <text:p/>
        </draw:line>
        <draw:frame draw:style-name="gr3" draw:text-style-name="P3" draw:layer="layout" svg:width="4.265cm" svg:height="0.954cm" svg:x="22.542cm" svg:y="5.396cm">
          <draw:text-box>
            <text:p><text:span text:style-name="T1">property shape</text:span></text:p>
          </draw:text-box>
        </draw:frame>
        <draw:line draw:style-name="gr2" draw:text-style-name="P1" draw:layer="layout" svg:x1="18.415cm" svg:y1="10.159cm" svg:x2="23.495cm" svg:y2="10.159cm">
          <text:p/>
        </draw:line>
        <draw:frame draw:style-name="gr3" draw:text-style-name="P3" draw:layer="layout" svg:width="4.126cm" svg:height="0.954cm" svg:x="18.732cm" svg:y="9.206cm">
          <draw:text-box>
            <text:p><text:span text:style-name="T1">property color</text:span></text:p>
          </draw:text-box>
        </draw:frame>
        <draw:line draw:style-name="gr2" draw:text-style-name="P1" draw:layer="layout" svg:x1="20.002cm" svg:y1="6.826cm" svg:x2="18.097cm" svg:y2="9.683cm">
          <text:p/>
        </draw:line>
        <draw:frame draw:style-name="gr3" draw:text-style-name="P3" draw:layer="layout" svg:width="3.364cm" svg:height="1.657cm" svg:x="19.178cm" svg:y="7.391cm">
          <draw:text-box>
            <text:p><text:span text:style-name="T1">preposition</text:span></text:p>
            <text:p><text:span text:style-name="T1">on</text:span></text:p>
          </draw:text-box>
        </draw:frame>
        <draw:custom-shape draw:style-name="gr5" draw:text-style-name="P1" draw:layer="layout" svg:width="30.48cm" svg:height="11.43cm" svg:x="0cm" svg:y="0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24cm" svg:y1="0cm" svg:x2="15.24cm" svg:y2="10.795cm">
          <text:p/>
        </draw:line>
        <draw:custom-shape draw:style-name="gr7" draw:text-style-name="P4" draw:layer="layout" svg:width="1.27cm" svg:height="1.27cm" svg:x="0.317cm" svg:y="0.317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27cm" svg:height="1.27cm" svg:x="15.557cm" svg:y="0.317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8.255cm" svg:y="3.81cm">
          <text:p text:style-name="P1"><text:span text:style-name="T1">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175cm" svg:y1="2.54cm" svg:x2="8.255cm" svg:y2="4.445cm">
          <text:p/>
        </draw:line>
        <draw:frame draw:style-name="gr8" draw:text-style-name="P6" draw:layer="layout" svg:width="2.657cm" svg:height="1.816cm" svg:x="3.492cm" svg:y="3.333cm">
          <draw:text-box>
            <text:p text:style-name="P5"><text:span text:style-name="T1">property</text:span></text:p>
            <text:p text:style-name="P5"><text:span text:style-name="T1">color</text:span></text:p>
          </draw:text-box>
        </draw:frame>
        <draw:line draw:style-name="gr2" draw:text-style-name="P1" draw:layer="layout" svg:x1="18.415cm" svg:y1="2.54cm" svg:x2="23.495cm" svg:y2="2.54cm">
          <text:p/>
        </draw:line>
        <draw:custom-shape draw:style-name="gr1" draw:text-style-name="P2" draw:layer="layout" svg:width="2.54cm" svg:height="1.27cm" svg:x="23.495cm" svg:y="3.81cm">
          <text:p text:style-name="P1"><text:span text:style-name="T1">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415cm" svg:y1="2.54cm" svg:x2="23.495cm" svg:y2="4.445cm">
          <text:p/>
        </draw:line>
        <draw:frame draw:style-name="gr8" draw:text-style-name="P6" draw:layer="layout" svg:width="2.657cm" svg:height="1.816cm" svg:x="18.732cm" svg:y="3.333cm">
          <draw:text-box>
            <text:p text:style-name="P5"><text:span text:style-name="T1">property</text:span></text:p>
            <text:p text:style-name="P5"><text:span text:style-name="T1">color</text:span></text:p>
          </draw:text-box>
        </draw:frame>
        <draw:custom-shape draw:style-name="gr1" draw:text-style-name="P2" draw:layer="layout" svg:width="2.54cm" svg:height="1.27cm" svg:x="12.065cm" svg:y="7.62cm">
          <text:p text:style-name="P1"><text:span text:style-name="T1">b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985cm" svg:y1="6.35cm" svg:x2="12.065cm" svg:y2="8.255cm">
          <text:p/>
        </draw:line>
        <draw:frame draw:style-name="gr8" draw:text-style-name="P6" draw:layer="layout" svg:width="2.657cm" svg:height="1.816cm" svg:x="7.302cm" svg:y="7.143cm">
          <draw:text-box>
            <text:p text:style-name="P5"><text:span text:style-name="T1">property</text:span></text:p>
            <text:p text:style-name="P5"><text:span text:style-name="T1">color</text:span></text:p>
          </draw:text-box>
        </draw:frame>
        <draw:custom-shape draw:style-name="gr1" draw:text-style-name="P2" draw:layer="layout" svg:width="2.54cm" svg:height="1.27cm" svg:x="27.305cm" svg:y="7.62cm">
          <text:p text:style-name="P1"><text:span text:style-name="T1">b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2.225cm" svg:y1="6.35cm" svg:x2="27.305cm" svg:y2="8.255cm">
          <text:p/>
        </draw:line>
        <draw:frame draw:style-name="gr8" draw:text-style-name="P6" draw:layer="layout" svg:width="2.657cm" svg:height="1.816cm" svg:x="22.542cm" svg:y="7.143cm">
          <draw:text-box>
            <text:p text:style-name="P5"><text:span text:style-name="T1">property</text:span></text:p>
            <text:p text:style-name="P5"><text:span text:style-name="T1">col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1-25T17:28:38</dc:date>
    <dc:creator>neptune </dc:creator>
    <meta:editing-duration>P4DT19H44M3S</meta:editing-duration>
    <meta:editing-cycles>40</meta:editing-cycles>
    <meta:generator>LibreOffice/3.5$Linux_X86_64 LibreOffice_project/350m1$Build-2</meta:generator>
    <meta:document-statistic meta:object-count="47"/>
  </office:meta>
</office:document-meta>
</file>